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80000021F5295F914A974FA20.png" manifest:media-type="image/png"/>
  <manifest:file-entry manifest:full-path="Pictures/100722BB00008B330000522B30510057927CA430.svg" manifest:media-type="image/svg+xml"/>
  <manifest:file-entry manifest:full-path="Pictures/10000201000002960000019516F2FD66BB67B6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Titillium" svg:font-family="Titill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01cm, 0.271cm, 0.296cm, 0.27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96cm" fo:min-width="0.346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2.832cm" fo:min-width="1.682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324cm" fo:min-width="1.074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3.132cm" fo:min-width="6.282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width="true" fo:min-height="0.564cm" fo:min-width="2.7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width="true" fo:min-height="0.564cm" fo:min-width="4.53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564cm" fo:min-width="2.4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000000" draw:textarea-horizontal-align="center" draw:textarea-vertical-align="middle" draw:auto-grow-width="true" fo:min-height="1.132cm" fo:min-width="12.363cm" fo:padding-top="0cm" fo:padding-bottom="0cm" fo:padding-left="0cm" fo:padding-right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00000" draw:textarea-horizontal-align="justify" draw:textarea-vertical-align="middle" draw:auto-grow-width="true" fo:min-height="0.53cm" fo:min-width="11.396cm" fo:padding-top="0cm" fo:padding-bottom="0cm" fo:padding-left="0cm" fo:padding-right="0cm" draw:shadow="hidden"/>
      <style:paragraph-properties style:writing-mode="lr-tb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13" style:family="graphic" style:parent-style-name="standard">
      <style:graphic-properties draw:stroke="none" draw:stroke-dash="Dot" svg:stroke-width="0.106cm" draw:marker-start-width="0.359cm" draw:marker-end-width="0.359cm" draw:stroke-linejoin="none" svg:stroke-linecap="butt" draw:fill="solid" draw:fill-color="#000000" draw:textarea-horizontal-align="center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0.122cm" fo:min-width="0cm" fo:padding-top="0.134cm" fo:padding-bottom="0.134cm" fo:padding-left="0.259cm" fo:padding-right="0.259cm"/>
    </style:style>
    <style:style style:name="gr16" style:family="graphic" style:parent-style-name="standard">
      <style:graphic-properties draw:stroke="solid" draw:stroke-dash="Dashed_20__28_var_29__20_2" svg:stroke-width="0.035cm" svg:stroke-color="#191919" draw:stroke-linejoin="miter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Dashed_20__28_var_29__20_2" svg:stroke-width="0.035cm" svg:stroke-color="#000000" draw:stroke-linejoin="miter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.104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.932cm" fo:min-width="3.932cm" fo:padding-top="0.134cm" fo:padding-bottom="0.134cm" fo:padding-left="0.259cm" fo:padding-right="0.259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0.458cm" fo:min-width="34.8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Titillium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solid" draw:fill-color="#000000"/>
      <style:paragraph-properties fo:text-align="center" style:writing-mode="lr-tb"/>
      <style:text-properties style:font-name="Titillium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solid" draw:fill-color="#000000"/>
      <style:paragraph-properties fo:text-align="center" style:writing-mode="lr-tb"/>
      <style:text-properties style:font-name="Titillium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style:font-name="Titillium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35.6cm" svg:height="21cm" svg:x="0cm" svg:y="0cm">
          <draw:image xlink:href="Pictures/10000201000002960000019516F2FD66BB67B6C6.png" xlink:type="simple" xlink:show="embed" xlink:actuate="onLoad" draw:mime-type="image/png">
            <text:p/>
          </draw:image>
        </draw:frame>
        <draw:frame draw:style-name="gr2" draw:text-style-name="P1" draw:layer="layout" svg:width="35.6cm" svg:height="21cm" svg:x="0cm" svg:y="0cm">
          <draw:image xlink:href="Pictures/100722BB00008B330000522B30510057927CA430.svg" xlink:type="simple" xlink:show="embed" xlink:actuate="onLoad" draw:mime-type="image/svg+xml">
            <text:p/>
          </draw:image>
          <draw:image xlink:href="Pictures/10000201000003980000021F5295F914A974FA20.png" xlink:type="simple" xlink:show="embed" xlink:actuate="onLoad" draw:mime-type="image/png"/>
        </draw:frame>
        <draw:custom-shape draw:style-name="gr3" draw:text-style-name="P2" draw:layer="layout" svg:width="1.22cm" svg:height="1.22cm" svg:x="23.186cm" svg:y="1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2cm" svg:height="1.22cm" svg:x="23.186cm" svg:y="1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er4" svg:width="2.2cm" svg:height="3.1cm" svg:x="22.7cm" svg:y="4.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er4" svg:width="2.25cm" svg:height="2.25cm" svg:x="28.725cm" svg:y="4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er4" svg:width="1.22cm" svg:height="1.22cm" svg:x="23.19cm" svg:y="11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er4" svg:width="6.8cm" svg:height="3.4cm" svg:x="6.95cm" svg:y="6.6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er4" svg:width="2.754cm" svg:height="0.564cm" svg:x="22.423cm" svg:y="1.918cm">
            <draw:text-box>
              <text:p text:style-name="P1"><text:span text:style-name="T1">POWER </text:span><text:span text:style-name="T1">ON</text:span></text:p>
            </draw:text-box>
          </draw:frame>
          <draw:frame draw:style-name="gr8" draw:text-style-name="P3" draw:layer="Layer4" svg:width="4.532cm" svg:height="0.564cm" svg:x="27.584cm" svg:y="1.918cm">
            <draw:text-box>
              <text:p text:style-name="P1"><text:span text:style-name="T1">EMERGENCY </text:span><text:span text:style-name="T1">STOP</text:span></text:p>
            </draw:text-box>
          </draw:frame>
          <draw:frame draw:style-name="gr9" draw:text-style-name="P3" draw:layer="Layer4" svg:width="2.428cm" svg:height="0.564cm" svg:x="22.586cm" svg:y="9.718cm">
            <draw:text-box>
              <text:p text:style-name="P1"><text:span text:style-name="T1">F</text:span><text:span text:style-name="T1">U</text:span><text:span text:style-name="T1">S</text:span><text:span text:style-name="T1">E</text:span></text:p>
            </draw:text-box>
          </draw:frame>
          <draw:g>
            <draw:path draw:style-name="gr10" draw:text-style-name="P4" draw:layer="Layer4" svg:width="0.576cm" svg:height="0.699cm" svg:x="5.046cm" svg:y="18.3cm" svg:viewBox="0 0 577 700" svg:d="M289 604c-138 0-170-81-170-251 0-168 33-257 170-257s169 89 169 257c0 173-31 251-169 251zM289 700c221 0 288-116 288-347 0-227-67-353-288-353-222 0-289 127-289 353 0 229 66 347 289 347z">
              <text:p/>
            </draw:path>
            <draw:path draw:style-name="gr10" draw:text-style-name="P4" draw:layer="Layer4" svg:width="0.556cm" svg:height="0.677cm" svg:x="5.669cm" svg:y="18.311cm" svg:viewBox="0 0 557 678" svg:d="M129 0c-43 0-86 0-129 0 70 117 141 234 211 351-70 109-141 218-211 327 40 0 81 0 121 0 52-85 104-170 155-255 51 85 102 170 153 255 42 0 85 0 128 0-70-111-140-222-210-333 70-115 140-230 210-345-40 0-81 0-121 0-52 89-103 178-154 267-51-89-102-178-153-267z">
              <text:p/>
            </draw:path>
            <draw:path draw:style-name="gr10" draw:text-style-name="P4" draw:layer="Layer4" svg:width="0.558cm" svg:height="0.677cm" svg:x="6.246cm" svg:y="18.311cm" svg:viewBox="0 0 559 678" svg:d="M339 399c73-133 147-266 220-399-43 0-86 0-128 0-51 97-101 194-151 291-51-97-101-194-151-291-43 0-86 0-129 0 74 133 148 266 223 399 0 93 0 186 0 279 38 0 77 0 116 0 0-93 0-186 0-279z">
              <text:p/>
            </draw:path>
            <draw:path draw:style-name="gr10" draw:text-style-name="P4" draw:layer="Layer4" svg:width="0.52cm" svg:height="0.699cm" svg:x="6.833cm" svg:y="18.3cm" svg:viewBox="0 0 521 700" svg:d="M319 430h88v165c-13 3-66 9-113 9-145 0-175-70-175-254 0-191 36-252 178-252 94 0 220 16 220 16l4-87c0 0-133-27-241-27-212 0-280 113-280 350 0 225 58 350 284 350 86 0 227-21 237-23v-344h-202z">
              <text:p/>
            </draw:path>
            <draw:path draw:style-name="gr10" draw:text-style-name="P4" draw:layer="Layer4" svg:width="0.446cm" svg:height="0.678cm" svg:x="7.5cm" svg:y="18.311cm" svg:viewBox="0 0 447 679" svg:d="M0 679c149 0 298 0 447 0 0-33 0-65 0-98-111 0-221 0-332 0 0-66 0-132 0-198 90 0 180 0 270 0 0-31 0-63 0-95-90 0-180 0-270 0 0-64 0-128 0-192 111 0 221 0 332 0 0-32 0-64 0-96-149 0-298 0-447 0 0 226 0 452 0 679z">
              <text:p/>
            </draw:path>
            <draw:path draw:style-name="gr10" draw:text-style-name="P4" draw:layer="Layer4" svg:width="0.546cm" svg:height="0.678cm" svg:x="8.074cm" svg:y="18.311cm" svg:viewBox="0 0 547 679" svg:d="M0 679c38 0 77 0 115 0 0-195 0-389 0-583 5 0 10 0 14 0 74 194 147 388 221 583 65 0 131 0 197 0 0-227 0-453 0-679-39 0-77 0-115 0 0 194 0 388 0 581-5 0-11 0-16 0-72-193-143-387-215-581-67 0-134 0-201 0 0 226 0 452 0 679z">
              <text:p/>
            </draw:path>
            <draw:path draw:style-name="gr10" draw:text-style-name="P4" draw:layer="Layer4" svg:width="0.468cm" svg:height="0.699cm" svg:x="8.986cm" svg:y="18.3cm" svg:viewBox="0 0 469 700" svg:d="M465 587c-45 7-127 15-180 15-140 0-166-65-166-252 0-192 32-252 163-252 50 0 136 8 183 16l4-89c-45-10-129-25-203-25-212 0-266 106-266 351 0 231 50 349 266 349 66 0 153-12 202-22z">
              <text:p/>
            </draw:path>
            <draw:path draw:style-name="gr10" draw:text-style-name="P4" draw:layer="Layer4" svg:width="0.576cm" svg:height="0.699cm" svg:x="9.538cm" svg:y="18.3cm" svg:viewBox="0 0 577 700" svg:d="M289 604c-138 0-170-81-170-251 0-168 33-257 170-257s169 89 169 257c0 173-31 251-169 251zM289 700c221 0 288-116 288-347 0-227-67-353-288-353-222 0-289 127-289 353 0 229 66 347 289 347z">
              <text:p/>
            </draw:path>
            <draw:path draw:style-name="gr10" draw:text-style-name="P4" draw:layer="Layer4" svg:width="0.546cm" svg:height="0.678cm" svg:x="10.248cm" svg:y="18.311cm" svg:viewBox="0 0 547 679" svg:d="M0 679c38 0 77 0 115 0 0-195 0-389 0-583 5 0 10 0 14 0 74 194 147 388 221 583 65 0 131 0 197 0 0-227 0-453 0-679-39 0-77 0-115 0 0 194 0 388 0 581-5 0-11 0-16 0-72-193-143-387-215-581-67 0-134 0-201 0 0 226 0 452 0 679z">
              <text:p/>
            </draw:path>
            <draw:path draw:style-name="gr10" draw:text-style-name="P4" draw:layer="Layer4" svg:width="0.468cm" svg:height="0.699cm" svg:x="10.931cm" svg:y="18.3cm" svg:viewBox="0 0 469 700" svg:d="M465 587c-45 7-127 15-180 15-140 0-166-65-166-252 0-192 32-252 163-252 50 0 136 8 183 16l4-89c-45-10-129-25-203-25-212 0-266 106-266 351 0 231 50 349 266 349 66 0 153-12 202-22z">
              <text:p/>
            </draw:path>
            <draw:path draw:style-name="gr10" draw:text-style-name="P4" draw:layer="Layer4" svg:width="0.446cm" svg:height="0.678cm" svg:x="11.521cm" svg:y="18.311cm" svg:viewBox="0 0 447 679" svg:d="M0 679c149 0 298 0 447 0 0-33 0-65 0-98-111 0-221 0-332 0 0-66 0-132 0-198 90 0 180 0 270 0 0-31 0-63 0-95-90 0-180 0-270 0 0-64 0-128 0-192 111 0 221 0 332 0 0-32 0-64 0-96-149 0-298 0-447 0 0 226 0 452 0 679z">
              <text:p/>
            </draw:path>
            <draw:path draw:style-name="gr10" draw:text-style-name="P4" draw:layer="Layer4" svg:width="0.546cm" svg:height="0.678cm" svg:x="12.096cm" svg:y="18.311cm" svg:viewBox="0 0 547 679" svg:d="M0 679c38 0 77 0 115 0 0-195 0-389 0-583 5 0 10 0 14 0 74 194 147 388 221 583 65 0 131 0 197 0 0-227 0-453 0-679-39 0-77 0-115 0 0 194 0 388 0 581-5 0-11 0-16 0-72-193-143-387-215-581-67 0-134 0-201 0 0 226 0 452 0 679z">
              <text:p/>
            </draw:path>
            <draw:path draw:style-name="gr10" draw:text-style-name="P4" draw:layer="Layer4" svg:width="0.517cm" svg:height="0.677cm" svg:x="12.738cm" svg:y="18.311cm" svg:viewBox="0 0 518 678" svg:d="M0 98c67 0 135 0 202 0 0 193 0 387 0 580 39 0 77 0 116 0 0-193 0-387 0-580 66 0 133 0 200 0 0-33 0-65 0-98-173 0-345 0-518 0 0 33 0 65 0 98z">
              <text:p/>
            </draw:path>
            <draw:path draw:style-name="gr10" draw:text-style-name="P4" draw:layer="Layer4" svg:width="0.509cm" svg:height="0.677cm" svg:x="13.35cm" svg:y="18.311cm" svg:viewBox="0 0 510 678" svg:d="M282 437l102 241h126l-117-266c76-34 116-100 116-196 0-151-83-216-240-216h-269v678h115v-241zM391 217c0 70-33 125-120 125h-156v-247h154c83 0 122 45 122 122z">
              <text:p/>
            </draw:path>
            <draw:path draw:style-name="gr10" draw:text-style-name="P4" draw:layer="Layer4" svg:width="0.579cm" svg:height="0.677cm" svg:x="13.921cm" svg:y="18.311cm" svg:viewBox="0 0 580 678" svg:d="M0 678c38 0 77 0 115 0 13-48 25-97 38-146 91 0 182 0 273 0 12 49 25 98 38 146 38 0 77 0 116 0-59-226-118-452-176-678-77 0-153 0-229 0-58 226-117 452-175 678zM264 92c17 0 35 0 52 0 29 115 58 229 87 343-76 0-151 0-227 0 29-114 59-228 88-343z">
              <text:p/>
            </draw:path>
            <draw:path draw:style-name="gr10" draw:text-style-name="P4" draw:layer="Layer4" svg:width="0.517cm" svg:height="0.677cm" svg:x="14.493cm" svg:y="18.311cm" svg:viewBox="0 0 518 678" svg:d="M0 98c67 0 135 0 202 0 0 193 0 387 0 580 39 0 77 0 116 0 0-193 0-387 0-580 66 0 133 0 200 0 0-33 0-65 0-98-173 0-345 0-518 0 0 33 0 65 0 98z">
              <text:p/>
            </draw:path>
            <draw:path draw:style-name="gr10" draw:text-style-name="P4" draw:layer="Layer4" svg:width="0.576cm" svg:height="0.699cm" svg:x="15.062cm" svg:y="18.3cm" svg:viewBox="0 0 577 700" svg:d="M289 604c-138 0-170-81-170-251 0-168 33-257 170-257s169 89 169 257c0 173-31 251-169 251zM289 700c221 0 288-116 288-347 0-227-67-353-288-353-222 0-289 127-289 353 0 229 66 347 289 347z">
              <text:p/>
            </draw:path>
            <draw:path draw:style-name="gr10" draw:text-style-name="P4" draw:layer="Layer4" svg:width="0.509cm" svg:height="0.677cm" svg:x="15.772cm" svg:y="18.311cm" svg:viewBox="0 0 510 678" svg:d="M282 437l102 241h126l-117-266c76-34 116-100 116-196 0-151-83-216-240-216h-269v678h115v-241zM391 217c0 70-33 125-120 125h-156v-247h154c83 0 122 45 122 122z">
              <text:p/>
            </draw:path>
          </draw:g>
          <draw:g>
            <draw:path draw:style-name="gr11" draw:text-style-name="P5" draw:layer="Layer4" svg:width="0.281cm" svg:height="0.398cm" svg:x="4.95cm" svg:y="19.401cm" svg:viewBox="0 0 282 399" svg:d="M141 344c-67 0-83-46-83-143 0-95 16-146 83-146s83 51 83 146c0 99-15 143-83 143zM141 399c109 0 141-66 141-198 0-129-32-201-141-201-108 0-141 72-141 201 0 131 32 198 141 198z">
              <text:p/>
            </draw:path>
            <draw:path draw:style-name="gr11" draw:text-style-name="P5" draw:layer="Layer4" svg:width="0.244cm" svg:height="0.386cm" svg:x="5.3cm" svg:y="19.408cm" svg:viewBox="0 0 245 387" svg:d="M127 267c79 0 118-49 118-137 0-87-39-130-118-130h-127v387h56v-120zM56 213v-159h71c42 0 60 23 60 76 0 54-18 83-60 83z">
              <text:p/>
            </draw:path>
            <draw:path draw:style-name="gr11" draw:text-style-name="P5" draw:layer="Layer4" svg:width="0.218cm" svg:height="0.385cm" svg:x="5.599cm" svg:y="19.408cm" svg:viewBox="0 0 219 386" svg:d="M0 386c73 0 146 0 219 0 0-18 0-37 0-55-54 0-109 0-163 0 0-38 0-75 0-113 44 0 88 0 132 0 0-18 0-36 0-54-44 0-88 0-132 0 0-36 0-73 0-109 54 0 109 0 163 0 0-18 0-37 0-55-73 0-146 0-219 0 0 129 0 258 0 386z">
              <text:p/>
            </draw:path>
            <draw:path draw:style-name="gr11" draw:text-style-name="P5" draw:layer="Layer4" svg:width="0.266cm" svg:height="0.385cm" svg:x="5.881cm" svg:y="19.408cm" svg:viewBox="0 0 267 386" svg:d="M0 386c19 0 37 0 56 0 0-110 0-221 0-331 3 0 5 0 7 0 36 110 72 221 108 331 32 0 64 0 96 0 0-128 0-257 0-386-18 0-37 0-56 0 0 110 0 221 0 331-2 0-5 0-7 0-35-110-71-221-106-331-32 0-65 0-98 0 0 129 0 258 0 386z">
              <text:p/>
            </draw:path>
            <draw:path draw:style-name="gr11" draw:text-style-name="P5" draw:layer="Layer4" svg:width="0.232cm" svg:height="0.399cm" svg:x="6.323cm" svg:y="19.4cm" svg:viewBox="0 0 233 400" svg:d="M225 14c0 0-65-14-109-14-70 0-116 32-116 110 0 67 32 93 107 114 54 14 69 26 69 59 0 40-19 62-63 62-35 0-104-10-104-10l-5 50c0 0 68 15 113 15 68 0 116-37 116-121 0-67-26-88-99-111-60-18-78-26-78-62 0-34 22-51 65-51 29 0 100 9 100 9z">
              <text:p/>
            </draw:path>
            <draw:path draw:style-name="gr11" draw:text-style-name="P5" draw:layer="Layer4" svg:width="0.281cm" svg:height="0.398cm" svg:x="6.604cm" svg:y="19.401cm" svg:viewBox="0 0 282 399" svg:d="M141 344c-67 0-83-46-83-143 0-95 16-146 83-146s83 51 83 146c0 99-15 143-83 143zM141 399c109 0 141-66 141-198 0-129-32-201-141-201-108 0-141 72-141 201 0 131 32 198 141 198z">
              <text:p/>
            </draw:path>
            <draw:path draw:style-name="gr11" draw:text-style-name="P5" draw:layer="Layer4" svg:width="0.254cm" svg:height="0.392cm" svg:x="6.951cm" svg:y="19.407cm" svg:viewBox="0 0 255 393" svg:d="M57 263v-263h-57v262c0 93 45 131 127 131 83 0 128-38 128-131v-262h-56v263c0 52-25 75-72 75-46 0-70-22-70-75z">
              <text:p/>
            </draw:path>
            <draw:path draw:style-name="gr11" draw:text-style-name="P5" draw:layer="Layer4" svg:width="0.249cm" svg:height="0.386cm" svg:x="7.284cm" svg:y="19.408cm" svg:viewBox="0 0 250 387" svg:d="M138 249l50 138h62l-58-152c37-19 57-57 57-112 0-86-41-123-117-123h-132v387h56v-138zM191 124c0 40-16 71-58 71h-77v-141h76c40 0 59 26 59 70z">
              <text:p/>
            </draw:path>
            <draw:path draw:style-name="gr11" draw:text-style-name="P5" draw:layer="Layer4" svg:width="0.228cm" svg:height="0.397cm" svg:x="7.582cm" svg:y="19.402cm" svg:viewBox="0 0 229 398" svg:d="M227 333c-21 4-62 9-88 9-68 0-81-37-81-143 0-109 16-143 80-143 25 0 67 4 89 9l2-51c-21-6-63-14-99-14-104 0-130 60-130 199 0 132 24 199 130 199 33 0 75-7 99-13z">
              <text:p/>
            </draw:path>
            <draw:path draw:style-name="gr11" draw:text-style-name="P5" draw:layer="Layer4" svg:width="0.218cm" svg:height="0.385cm" svg:x="7.873cm" svg:y="19.408cm" svg:viewBox="0 0 219 386" svg:d="M0 386c73 0 146 0 219 0 0-18 0-37 0-55-54 0-109 0-163 0 0-38 0-75 0-113 44 0 88 0 132 0 0-18 0-36 0-54-44 0-88 0-132 0 0-36 0-73 0-109 54 0 109 0 163 0 0-18 0-37 0-55-73 0-146 0-219 0 0 129 0 258 0 386z">
              <text:p/>
            </draw:path>
            <draw:path draw:style-name="gr11" draw:text-style-name="P5" draw:layer="Layer4" svg:width="0.262cm" svg:height="0.386cm" svg:x="8.269cm" svg:y="19.408cm" svg:viewBox="0 0 263 387" svg:d="M206 387c19 0 38 0 57 0 0-129 0-258 0-387-19 0-38 0-57 0 0 55 0 110 0 165-50 0-100 0-150 0 0-55 0-110 0-165-19 0-37 0-56 0 0 129 0 258 0 387 19 0 37 0 56 0 0-56 0-112 0-167 50 0 100 0 150 0 0 55 0 111 0 167z">
              <text:p/>
            </draw:path>
            <draw:path draw:style-name="gr11" draw:text-style-name="P5" draw:layer="Layer4" svg:width="0.283cm" svg:height="0.385cm" svg:x="8.582cm" svg:y="19.408cm" svg:viewBox="0 0 284 386" svg:d="M0 386c19 0 37 0 56 0 6-27 13-55 19-83 44 0 89 0 133 0 6 28 13 56 19 83 19 0 38 0 57 0-29-128-58-257-86-386-38 0-75 0-112 0-29 129-57 258-86 386zM129 53c9 0 17 0 26 0 14 65 28 130 42 195-37 0-74 0-111 0 14-65 29-130 43-195z">
              <text:p/>
            </draw:path>
            <draw:path draw:style-name="gr11" draw:text-style-name="P5" draw:layer="Layer4" svg:width="0.249cm" svg:height="0.386cm" svg:x="8.915cm" svg:y="19.408cm" svg:viewBox="0 0 250 387" svg:d="M138 249l50 138h62l-58-152c37-19 57-57 57-112 0-86-41-123-117-123h-132v387h56v-138zM191 124c0 40-16 71-58 71h-77v-141h76c40 0 59 26 59 70z">
              <text:p/>
            </draw:path>
            <draw:path draw:style-name="gr11" draw:text-style-name="P5" draw:layer="Layer4" svg:width="0.258cm" svg:height="0.385cm" svg:x="9.228cm" svg:y="19.408cm" svg:viewBox="0 0 259 386" svg:d="M120 386c115 0 139-77 139-199 0-120-27-187-139-187h-120v386zM201 187c0 84-11 144-81 144h-64v-276h64c70 0 81 47 81 132z">
              <text:p/>
            </draw:path>
            <draw:path draw:style-name="gr11" draw:text-style-name="P5" draw:layer="Layer4" svg:width="0.436cm" svg:height="0.386cm" svg:x="9.526cm" svg:y="19.408cm" svg:viewBox="0 0 437 387" svg:d="M0 0c23 129 45 258 68 387 30 0 61 0 91 0 20-104 40-207 59-310 20 103 40 206 60 310 30 0 61 0 91 0 23-129 45-258 68-387-20 0-39 0-59 0-17 111-33 222-50 333-3 0-7 0-11 0-22-111-44-221-66-332-22 0-44 0-66 0-22 111-43 221-65 332-4 0-8 0-11 0-17-111-33-222-50-333-19 0-39 0-59 0z">
              <text:p/>
            </draw:path>
            <draw:path draw:style-name="gr11" draw:text-style-name="P5" draw:layer="Layer4" svg:width="0.283cm" svg:height="0.385cm" svg:x="9.975cm" svg:y="19.408cm" svg:viewBox="0 0 284 386" svg:d="M0 386c19 0 37 0 56 0 6-27 13-55 19-83 44 0 89 0 133 0 6 28 13 56 19 83 19 0 38 0 57 0-29-128-58-257-86-386-38 0-75 0-112 0-29 129-57 258-86 386zM129 53c9 0 17 0 26 0 14 65 28 130 42 195-37 0-74 0-111 0 14-65 29-130 43-195z">
              <text:p/>
            </draw:path>
            <draw:path draw:style-name="gr11" draw:text-style-name="P5" draw:layer="Layer4" svg:width="0.249cm" svg:height="0.386cm" svg:x="10.309cm" svg:y="19.408cm" svg:viewBox="0 0 250 387" svg:d="M138 249l50 138h62l-58-152c37-19 57-57 57-112 0-86-41-123-117-123h-132v387h56v-138zM191 124c0 40-16 71-58 71h-77v-141h76c40 0 59 26 59 70z">
              <text:p/>
            </draw:path>
            <draw:path draw:style-name="gr11" draw:text-style-name="P5" draw:layer="Layer4" svg:width="0.218cm" svg:height="0.385cm" svg:x="10.622cm" svg:y="19.408cm" svg:viewBox="0 0 219 386" svg:d="M0 386c73 0 146 0 219 0 0-18 0-37 0-55-54 0-109 0-163 0 0-38 0-75 0-113 44 0 88 0 132 0 0-18 0-36 0-54-44 0-88 0-132 0 0-36 0-73 0-109 54 0 109 0 163 0 0-18 0-37 0-55-73 0-146 0-219 0 0 129 0 258 0 386z">
              <text:p/>
            </draw:path>
            <draw:path draw:style-name="gr11" draw:text-style-name="P5" draw:layer="Layer4" svg:width="0.244cm" svg:height="0.386cm" svg:x="11.016cm" svg:y="19.408cm" svg:viewBox="0 0 245 387" svg:d="M127 267c79 0 118-49 118-137 0-87-39-130-118-130h-127v387h56v-120zM56 213v-159h71c42 0 60 23 60 76 0 54-18 83-60 83z">
              <text:p/>
            </draw:path>
            <draw:path draw:style-name="gr11" draw:text-style-name="P5" draw:layer="Layer4" svg:width="0.249cm" svg:height="0.386cm" svg:x="11.316cm" svg:y="19.408cm" svg:viewBox="0 0 250 387" svg:d="M138 249l50 138h62l-58-152c37-19 57-57 57-112 0-86-41-123-117-123h-132v387h56v-138zM191 124c0 40-16 71-58 71h-77v-141h76c40 0 59 26 59 70z">
              <text:p/>
            </draw:path>
            <draw:path draw:style-name="gr11" draw:text-style-name="P5" draw:layer="Layer4" svg:width="0.281cm" svg:height="0.398cm" svg:x="11.613cm" svg:y="19.401cm" svg:viewBox="0 0 282 399" svg:d="M141 344c-67 0-83-46-83-143 0-95 16-146 83-146s83 51 83 146c0 99-15 143-83 143zM141 399c109 0 141-66 141-198 0-129-32-201-141-201-108 0-141 72-141 201 0 131 32 198 141 198z">
              <text:p/>
            </draw:path>
            <draw:path draw:style-name="gr11" draw:text-style-name="P5" draw:layer="Layer4" svg:width="0.254cm" svg:height="0.392cm" svg:x="11.96cm" svg:y="19.407cm" svg:viewBox="0 0 255 393" svg:d="M57 263v-263h-57v262c0 93 45 131 127 131 83 0 128-38 128-131v-262h-56v263c0 52-25 75-72 75-46 0-70-22-70-75z">
              <text:p/>
            </draw:path>
            <draw:path draw:style-name="gr11" draw:text-style-name="P5" draw:layer="Layer4" svg:width="0.258cm" svg:height="0.385cm" svg:x="12.293cm" svg:y="19.408cm" svg:viewBox="0 0 259 386" svg:d="M120 386c115 0 139-77 139-199 0-120-27-187-139-187h-120v386zM201 187c0 84-11 144-81 144h-64v-276h64c70 0 81 47 81 132z">
              <text:p/>
            </draw:path>
            <draw:path draw:style-name="gr11" draw:text-style-name="P5" draw:layer="Layer4" svg:width="0.194cm" svg:height="0.386cm" svg:x="12.618cm" svg:y="19.408cm" svg:viewBox="0 0 195 387" svg:d="M195 387c0-19 0-38 0-56-47 0-93 0-139 0 0-110 0-221 0-331-19 0-37 0-56 0 0 129 0 258 0 387 65 0 130 0 195 0z">
              <text:p/>
            </draw:path>
            <draw:path draw:style-name="gr11" draw:text-style-name="P5" draw:layer="Layer4" svg:width="0.273cm" svg:height="0.386cm" svg:x="12.776cm" svg:y="19.408cm" svg:viewBox="0 0 274 387" svg:d="M166 228c36-76 72-152 108-228-21 0-42 0-63 0-25 55-50 111-74 166-25-55-49-111-74-166-21 0-42 0-63 0 36 76 73 152 109 228 0 53 0 106 0 159 19 0 38 0 57 0 0-53 0-106 0-159z">
              <text:p/>
            </draw:path>
            <draw:path draw:style-name="gr11" draw:text-style-name="P5" draw:layer="Layer4" svg:width="0.35cm" svg:height="0.386cm" svg:x="13.205cm" svg:y="19.407cm" svg:viewBox="0 0 351 387" svg:d="M0 387c19 0 37 0 56 0 0-106 0-212 0-318 3 0 5 0 8 0 27 101 55 202 82 302 19 0 39 0 59 0 27-100 54-201 82-302 2 0 5 0 7 0 0 106 0 212 0 318 19 0 38 0 57 0 0-129 0-258 0-387-33 0-65 0-98 0-26 101-52 202-78 302-26-100-51-201-77-302-33 0-65 0-98 0 0 129 0 258 0 387z">
              <text:p/>
            </draw:path>
            <draw:path draw:style-name="gr11" draw:text-style-name="P5" draw:layer="Layer4" svg:width="0.283cm" svg:height="0.385cm" svg:x="13.604cm" svg:y="19.408cm" svg:viewBox="0 0 284 386" svg:d="M0 386c19 0 37 0 56 0 6-27 13-55 19-83 44 0 89 0 133 0 6 28 13 56 19 83 19 0 38 0 57 0-29-128-58-257-86-386-38 0-75 0-112 0-29 129-57 258-86 386zM129 53c9 0 17 0 26 0 14 65 28 130 42 195-37 0-74 0-111 0 14-65 29-130 43-195z">
              <text:p/>
            </draw:path>
            <draw:path draw:style-name="gr11" draw:text-style-name="P5" draw:layer="Layer4" svg:width="0.258cm" svg:height="0.385cm" svg:x="13.938cm" svg:y="19.408cm" svg:viewBox="0 0 259 386" svg:d="M120 386c115 0 139-77 139-199 0-120-27-187-139-187h-120v386zM201 187c0 84-11 144-81 144h-64v-276h64c70 0 81 47 81 132z">
              <text:p/>
            </draw:path>
            <draw:path draw:style-name="gr11" draw:text-style-name="P5" draw:layer="Layer4" svg:width="0.218cm" svg:height="0.385cm" svg:x="14.264cm" svg:y="19.408cm" svg:viewBox="0 0 219 386" svg:d="M0 386c73 0 146 0 219 0 0-18 0-37 0-55-54 0-109 0-163 0 0-38 0-75 0-113 44 0 88 0 132 0 0-18 0-36 0-54-44 0-88 0-132 0 0-36 0-73 0-109 54 0 109 0 163 0 0-18 0-37 0-55-73 0-146 0-219 0 0 129 0 258 0 386z">
              <text:p/>
            </draw:path>
            <draw:path draw:style-name="gr11" draw:text-style-name="P5" draw:layer="Layer4" svg:width="0.055cm" svg:height="0.386cm" svg:x="14.659cm" svg:y="19.408cm" svg:viewBox="0 0 56 387" svg:d="M0 387c19 0 37 0 56 0 0-129 0-258 0-387-19 0-37 0-56 0 0 129 0 258 0 387z">
              <text:p/>
            </draw:path>
            <draw:path draw:style-name="gr11" draw:text-style-name="P5" draw:layer="Layer4" svg:width="0.266cm" svg:height="0.385cm" svg:x="14.793cm" svg:y="19.408cm" svg:viewBox="0 0 267 386" svg:d="M0 386c19 0 37 0 56 0 0-110 0-221 0-331 3 0 5 0 7 0 36 110 72 221 108 331 32 0 64 0 96 0 0-128 0-257 0-386-18 0-37 0-56 0 0 110 0 221 0 331-2 0-5 0-7 0-35-110-71-221-106-331-32 0-65 0-98 0 0 129 0 258 0 386z">
              <text:p/>
            </draw:path>
            <draw:path draw:style-name="gr11" draw:text-style-name="P5" draw:layer="Layer4" svg:width="0.055cm" svg:height="0.386cm" svg:x="15.253cm" svg:y="19.408cm" svg:viewBox="0 0 56 387" svg:d="M0 387c19 0 37 0 56 0 0-129 0-258 0-387-19 0-37 0-56 0 0 129 0 258 0 387z">
              <text:p/>
            </draw:path>
            <draw:path draw:style-name="gr11" draw:text-style-name="P5" draw:layer="Layer4" svg:width="0.266cm" svg:height="0.385cm" svg:x="15.388cm" svg:y="19.408cm" svg:viewBox="0 0 267 386" svg:d="M0 386c19 0 37 0 56 0 0-110 0-221 0-331 3 0 5 0 7 0 36 110 72 221 108 331 32 0 64 0 96 0 0-128 0-257 0-386-18 0-37 0-56 0 0 110 0 221 0 331-2 0-5 0-7 0-35-110-71-221-106-331-32 0-65 0-98 0 0 129 0 258 0 386z">
              <text:p/>
            </draw:path>
            <draw:path draw:style-name="gr11" draw:text-style-name="P5" draw:layer="Layer4" svg:width="0.258cm" svg:height="0.385cm" svg:x="15.735cm" svg:y="19.408cm" svg:viewBox="0 0 259 386" svg:d="M120 386c115 0 139-77 139-199 0-120-27-187-139-187h-120v386zM201 187c0 84-11 144-81 144h-64v-276h64c70 0 81 47 81 132z">
              <text:p/>
            </draw:path>
            <draw:path draw:style-name="gr11" draw:text-style-name="P5" draw:layer="Layer4" svg:width="0.055cm" svg:height="0.386cm" svg:x="16.06cm" svg:y="19.408cm" svg:viewBox="0 0 56 387" svg:d="M0 387c19 0 37 0 56 0 0-129 0-258 0-387-19 0-37 0-56 0 0 129 0 258 0 387z">
              <text:p/>
            </draw:path>
            <draw:path draw:style-name="gr11" draw:text-style-name="P5" draw:layer="Layer4" svg:width="0.283cm" svg:height="0.385cm" svg:x="16.166cm" svg:y="19.408cm" svg:viewBox="0 0 284 386" svg:d="M0 386c19 0 37 0 56 0 6-27 13-55 19-83 44 0 89 0 133 0 6 28 13 56 19 83 19 0 38 0 57 0-29-128-58-257-86-386-38 0-75 0-112 0-29 129-57 258-86 386zM129 53c9 0 17 0 26 0 14 65 28 130 42 195-37 0-74 0-111 0 14-65 29-130 43-195z">
              <text:p/>
            </draw:path>
          </draw:g>
          <draw:g>
            <draw:path draw:style-name="gr12" draw:text-style-name="P6" draw:layer="Layer4" svg:width="4.337cm" svg:height="5.808cm" svg:x="11.831cm" svg:y="11.7cm" svg:viewBox="0 0 4338 5809" svg:d="M2389 1768c0 187 115 352 301 372 186 19 352-115 372-301 19-187 9-100 23-291 9-127 127-219 254-206 127 14 220 128 206 255-21 204-236 114-293 370-17 76 48 146 125 154 77 9 153-47 154-125 3-159 218-139 205-8-4 41-34 73-72 81 406 387 659 926 674 1514-94-25-196-40-306-40-245 0-470 75-643 199 56-661-428-1247-1091-1317-672-71-1274 416-1345 1087-71 672 417 1274 1089 1344 390 41 757-106 1010-369 18 86 59 154 116 207 85 77 193 108 309 108 55 0 103-7 146-22-174 116-310 233-406 350-126 154-189 310-189 465 0 12 0 24 1 37-331 143-702 206-1086 165-1192-125-2056-1193-1931-2384 79-744 526-1360 1141-1687-36-30-56-77-51-127 8-79 80-135 160-129 164 13 148 165 140 244-15 139 86 264 226 279 139 15 257-88 279-226 37-231-182-361-158-592 23-218 219-377 438-354s378 219 355 438c-24 225-153 331-153 509zM2180 1c95 10 164 96 154 191-10 96-95 165-191 155-95-10-165-95-154-191 10-95 95-165 191-155zM3026 459c169 18 291 169 273 338-17 168-168 290-337 273-168-18-291-169-273-338 18-168 169-290 337-273zM1318 673c140 15 241 140 226 279-14 140-139 241-279 226-139-14-240-139-226-279 15-139 140-240 279-226z">
              <text:p/>
            </draw:path>
            <draw:path draw:style-name="gr12" draw:text-style-name="P6" draw:layer="Layer4" svg:width="4.337cm" svg:height="4.358cm" svg:x="4.75cm" svg:y="13.148cm" svg:viewBox="0 0 4338 4359" svg:d="M0 3892c0 239 117 467 427 467s427-228 427-467c0-869 0-1737 0-2606 4 0 8 0 12 0 298 931 595 1862 893 2793 65 199 211 280 410 280 198 0 344-81 409-280 298-931 596-1862 894-2793 4 0 8 0 12 0 0 869 0 1737 0 2606 0 239 117 467 427 467s427-228 427-467c0-1139 0-2279 0-3419 0-386-263-473-521-473-90 0-180 0-269 0-298 0-438 117-538 438-275 900-550 1800-824 2699-4 0-8 0-12 0-279-899-557-1799-836-2699-99-321-239-438-537-438-93 0-187 0-280 0-258 0-521 87-521 473 0 1140 0 2280 0 3419z">
              <text:p/>
            </draw:path>
            <draw:path draw:style-name="gr13" draw:text-style-name="P6" draw:layer="Layer4" svg:width="0.934cm" svg:height="2.038cm" svg:x="9.206cm" svg:y="15.468cm" svg:viewBox="0 0 935 2039" svg:d="M507 1792c0 146 57 247 214 247 158 0 214-101 214-247 0-534 0-1067 0-1601 0-152-73-191-163-191-239 0-152 321-465 388-35 8-69 15-104 23-147 28-203 56-203 161 0 115 51 149 144 149 121 0 242 0 363 0 0 357 0 714 0 1071z">
              <text:p/>
            </draw:path>
            <draw:path draw:style-name="gr12" draw:text-style-name="P6" draw:layer="Layer4" svg:width="1.502cm" svg:height="2.038cm" svg:x="10.318cm" svg:y="15.468cm" svg:viewBox="0 0 1503 2039" svg:d="M1092 1191c0 260-107 544-400 544-228 0-237-242-422-242-98 0-177 82-177 183 0 172 228 363 562 363 524 0 848-295 848-1129 0-445-177-910-774-910-411 0-729 234-729 698 0 341 231 623 653 623 188 0 318-65 439-180 0 16 0 33 0 50zM1067 670c0 223-147 347-330 347-186 0-327-107-327-347 0-217 124-349 327-349s330 132 330 349z">
              <text:p/>
            </draw:path>
            <draw:path draw:style-name="gr12" draw:text-style-name="P6" draw:layer="Layer4" svg:width="1.521cm" svg:height="2.037cm" svg:x="15.084cm" svg:y="15.469cm" svg:viewBox="0 0 1522 2038" svg:d="M473 1677c36-109 234-226 558-410 304-172 479-321 479-703 0-263-272-564-731-564-421 0-765 266-765 616 0 143 92 192 210 192 114 0 152-54 180-160 63-230 186-304 369-304 158 0 301 103 301 289 0 233-137 284-536 537-357 226-538 453-538 656 0 101 69 212 235 212 358 0 716 0 1074 0 132 0 213-51 213-180s-81-181-190-181c-286 0-573 0-859 0z">
              <text:p/>
            </draw:path>
          </draw:g>
          <draw:custom-shape draw:style-name="gr14" draw:text-style-name="P2" draw:layer="Layer4" svg:width="0.24cm" svg:height="0.24cm" svg:x="14.779cm" svg:y="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er4" svg:width="0.55cm" svg:height="0.55cm" svg:x="15.575cm" svg:y="7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svg:x="14.3cm" svg:y="7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svg:x="15.26cm" svg:y="7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svg:x="14.78cm" svg:y="6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svg:x="14.78cm" svg:y="7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draw:transform="skewX (-0.00418879020478649) rotate (0.785398163397448) translate (14.392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draw:transform="skewX (-0.00418879020478649) rotate (0.785398163397448) translate (15.07cm 6.9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draw:transform="skewX (-0.00418879020478649) rotate (0.785398163397448) translate (14.392cm 6.9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er4" svg:width="0.24cm" svg:height="0.24cm" draw:transform="skewX (-0.00418879020478649) rotate (0.785398163397448) translate (15.07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6" draw:text-style-name="P2" draw:layer="Layer4" svg:width="0cm" svg:height="0cm" svg:x="35.058cm" svg:y="3.1cm" svg:viewBox="0 0 0 0" draw:points="0,0">
            <text:p/>
          </draw:polygon>
          <draw:polygon draw:style-name="gr16" draw:text-style-name="P2" draw:layer="Layer4" svg:width="0cm" svg:height="0cm" svg:x="35.058cm" svg:y="15.998cm" svg:viewBox="0 0 0 0" draw:points="0,0">
            <text:p/>
          </draw:polygon>
          <draw:polygon draw:style-name="gr17" draw:text-style-name="P2" draw:layer="Layer4" svg:width="0cm" svg:height="0cm" svg:x="1.06cm" svg:y="4cm" svg:viewBox="0 0 0 0" draw:points="0,0">
            <text:p/>
          </draw:polygon>
          <draw:polygon draw:style-name="gr16" draw:text-style-name="P2" draw:layer="Layer4" svg:width="0cm" svg:height="0cm" svg:x="1.06cm" svg:y="15.998cm" svg:viewBox="0 0 0 0" draw:points="0,0">
            <text:p/>
          </draw:polygon>
          <draw:custom-shape draw:style-name="gr18" draw:text-style-name="P7" draw:layer="Layer4" svg:width="0.75cm" svg:height="0.5cm" svg:x="0.45cm" svg:y="4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7" draw:layer="Layer4" svg:width="0.75cm" svg:height="0.5cm" svg:x="0.45cm" svg:y="16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7" draw:text-style-name="P2" draw:layer="Layer4" svg:width="0cm" svg:height="0cm" svg:x="14.617cm" svg:y="6.655cm" svg:viewBox="0 0 0 0" draw:points="0,0">
            <text:p/>
          </draw:polygon>
          <draw:polygon draw:style-name="gr17" draw:text-style-name="P2" draw:layer="Layer4" svg:width="0cm" svg:height="0cm" svg:x="11.06cm" svg:y="9cm" svg:viewBox="0 0 0 0" draw:points="0,0">
            <text:p/>
          </draw:polygon>
          <draw:custom-shape draw:style-name="gr18" draw:text-style-name="P7" draw:layer="Layer4" svg:width="0.75cm" svg:height="0.5cm" draw:transform="rotate (1.5707963267949) translate (5.55cm 1.3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7" draw:text-style-name="P2" draw:layer="Layer4" svg:width="0cm" svg:height="0cm" svg:x="11.061cm" svg:y="8.502cm" svg:viewBox="0 0 0 0" draw:points="0,0">
            <text:p/>
          </draw:polygon>
          <draw:custom-shape draw:style-name="gr18" draw:text-style-name="P7" draw:layer="Layer4" svg:width="0.75cm" svg:height="0.5cm" draw:transform="rotate (1.5707963267949) translate (29.55cm 1.3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7" draw:text-style-name="P2" draw:layer="Layer4" svg:width="0cm" svg:height="0cm" svg:x="34.86cm" svg:y="5.5cm" svg:viewBox="0 0 0 0" draw:points="0,0">
            <text:p/>
          </draw:polygon>
          <draw:custom-shape draw:style-name="gr18" draw:text-style-name="P7" draw:layer="Layer4" svg:width="0.75cm" svg:height="0.5cm" svg:x="34.4cm" svg:y="4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7" draw:layer="Layer4" svg:width="0.75cm" svg:height="0.5cm" svg:x="34.4cm" svg:y="16.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draw:layer="Layer4" svg:width="1cm" svg:height="1cm" svg:x="14.7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er4" svg:width="4.45cm" svg:height="2.2cm" svg:x="27.625cm" svg:y="10.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er4" svg:width="2.462cm" svg:height="0.564cm" svg:x="28.619cm" svg:y="9.718cm">
            <draw:text-box>
              <text:p text:style-name="P1"><text:span text:style-name="T1">RUN </text:span><text:span text:style-name="T1">TIME</text:span></text:p>
            </draw:text-box>
          </draw:frame>
          <draw:frame draw:style-name="gr9" draw:text-style-name="P3" draw:layer="Layer4" svg:width="3.469cm" svg:height="0.564cm" svg:x="16.466cm" svg:y="9.718cm">
            <draw:text-box>
              <text:p text:style-name="P1"><text:span text:style-name="T1">C</text:span><text:span text:style-name="T1">O</text:span><text:span text:style-name="T1">M</text:span><text:span text:style-name="T1">P</text:span><text:span text:style-name="T1">R</text:span><text:span text:style-name="T1">E</text:span><text:span text:style-name="T1">S</text:span><text:span text:style-name="T1">S</text:span><text:span text:style-name="T1">O</text:span><text:span text:style-name="T1">R</text:span></text:p>
            </draw:text-box>
          </draw:frame>
          <draw:frame draw:style-name="gr9" draw:text-style-name="P3" draw:layer="Layer4" svg:width="2.428cm" svg:height="0.564cm" svg:x="16.986cm" svg:y="7.918cm">
            <draw:text-box>
              <text:p text:style-name="P1"><text:span text:style-name="T1">S</text:span><text:span text:style-name="T1">T</text:span><text:span text:style-name="T1">A</text:span><text:span text:style-name="T1">T</text:span><text:span text:style-name="T1">U</text:span><text:span text:style-name="T1">S</text:span></text:p>
            </draw:text-box>
          </draw:frame>
          <draw:custom-shape draw:style-name="gr21" draw:text-style-name="P2" draw:layer="Layer4" svg:width="35.6cm" svg:height="21cm" svg:x="0cm" svg:y="0cm">
            <text:p/>
            <draw:enhanced-geometry svg:viewBox="0 0 21600 21600" draw:path-stretchpoint-x="10800" draw:path-stretchpoint-y="10800" draw:text-areas="?f3 ?f4 ?f5 ?f6" draw:type="round-rectangle" draw:modifiers="514.261225655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Titillium" svg:font-family="Titill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6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 draw:protected="true"/>
      <draw:layer draw:name="background"/>
      <draw:layer draw:name="backgroundobjects"/>
      <draw:layer draw:name="controls"/>
      <draw:layer draw:name="measurelines"/>
      <draw:layer draw:name="Layer5" draw:display="none" draw:protected="true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03T22:34:46.703176885</dc:date>
    <dc:creator>Anool Mahidharia</dc:creator>
    <meta:editing-duration>PT36M18S</meta:editing-duration>
    <meta:editing-cycles>7</meta:editing-cycles>
    <meta:generator>LibreOffice/7.0.1.2$Linux_X86_64 LibreOffice_project/7cbcfc562f6eb6708b5ff7d7397325de9e764452</meta:generator>
    <meta:document-statistic meta:object-count="104"/>
  </office:meta>
</office:document-meta>
</file>